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language="en" fo:country="US" officeooo:rsid="00055976" officeooo:paragraph-rsid="00055976"/>
    </style:style>
    <style:style style:name="P2" style:family="paragraph" style:parent-style-name="Standard">
      <style:text-properties style:use-window-font-color="true" loext:opacity="0%" style:font-name="Liberation Serif" fo:language="en" fo:country="US" officeooo:rsid="00055976" officeooo:paragraph-rsid="000601ee"/>
    </style:style>
    <style:style style:name="P3" style:family="paragraph" style:parent-style-name="Standard">
      <style:text-properties style:use-window-font-color="true" loext:opacity="0%" style:font-name="Liberation Serif" fo:language="en" fo:country="US" officeooo:rsid="00055976" officeooo:paragraph-rsid="000a45c5"/>
    </style:style>
    <style:style style:name="P4" style:family="paragraph" style:parent-style-name="Standard">
      <style:text-properties style:use-window-font-color="true" loext:opacity="0%" style:font-name="Liberation Serif" fo:language="en" fo:country="US" officeooo:rsid="00059092" officeooo:paragraph-rsid="00059092"/>
    </style:style>
    <style:style style:name="P5" style:family="paragraph" style:parent-style-name="Standard">
      <style:text-properties style:use-window-font-color="true" loext:opacity="0%" style:font-name="Liberation Serif" fo:language="en" fo:country="US" officeooo:rsid="00059092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en" fo:country="US" officeooo:rsid="00059092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en" fo:country="US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en" fo:country="US" officeooo:rsid="000601ee" officeooo:paragraph-rsid="000601ee"/>
    </style:style>
    <style:style style:name="P9" style:family="paragraph" style:parent-style-name="Standard">
      <style:text-properties style:use-window-font-color="true" loext:opacity="0%" style:font-name="Liberation Serif" fo:language="en" fo:country="US" officeooo:rsid="000601ee" officeooo:paragraph-rsid="000a45c5"/>
    </style:style>
    <style:style style:name="P10" style:family="paragraph" style:parent-style-name="Standard">
      <style:text-properties style:use-window-font-color="true" loext:opacity="0%" style:font-name="Liberation Serif" fo:language="en" fo:country="US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en" fo:country="US" officeooo:paragraph-rsid="000a45c5"/>
    </style:style>
    <style:style style:name="P12" style:family="paragraph" style:parent-style-name="Standard">
      <style:text-properties style:use-window-font-color="true" loext:opacity="0%" style:font-name="Liberation Serif" officeooo:paragraph-rsid="00055976"/>
    </style:style>
    <style:style style:name="P13" style:family="paragraph" style:parent-style-name="Standard">
      <style:text-properties style:use-window-font-color="true" loext:opacity="0%" style:font-name="Liberation Serif" officeooo:paragraph-rsid="00059092"/>
    </style:style>
    <style:style style:name="P14" style:family="paragraph" style:parent-style-name="Standard">
      <style:text-properties style:use-window-font-color="true" loext:opacity="0%" style:font-name="Liberation Serif" officeooo:paragraph-rsid="000a45c5"/>
    </style:style>
    <style:style style:name="P15" style:family="paragraph" style:parent-style-name="Standard">
      <style:text-properties style:use-window-font-color="true" loext:opacity="0%" style:font-name="Liberation Serif" officeooo:paragraph-rsid="000b1fd4"/>
    </style:style>
    <style:style style:name="P16" style:family="paragraph" style:parent-style-name="Standard">
      <style:text-properties style:use-window-font-color="true" loext:opacity="0%" officeooo:paragraph-rsid="000601ee"/>
    </style:style>
    <style:style style:name="P17" style:family="paragraph" style:parent-style-name="Standard">
      <style:text-properties officeooo:paragraph-rsid="000601e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style:use-window-font-color="true" loext:opacity="0%" style:font-name="Liberation Serif" officeooo:paragraph-rsid="0007a998"/>
    </style:style>
    <style:style style:name="P20" style:family="paragraph" style:parent-style-name="Heading_20_1">
      <style:text-properties style:use-window-font-color="true" loext:opacity="0%" style:font-name="Liberation Serif" officeooo:paragraph-rsid="000a45c5"/>
    </style:style>
    <style:style style:name="P2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2" style:family="paragraph" style:parent-style-name="Heading_20_1">
      <style:paragraph-properties fo:break-before="page"/>
      <style:text-properties style:use-window-font-color="true" loext:opacity="0%"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5976"/>
    </style:style>
    <style:style style:name="T3" style:family="text">
      <style:text-properties fo:language="en" fo:country="US" officeooo:rsid="00059092"/>
    </style:style>
    <style:style style:name="T4" style:family="text">
      <style:text-properties fo:language="en" fo:country="US" officeooo:rsid="000601ee"/>
    </style:style>
    <style:style style:name="T5" style:family="text">
      <style:text-properties fo:language="en" fo:country="US" officeooo:rsid="0007a998"/>
    </style:style>
    <style:style style:name="T6" style:family="text">
      <style:text-properties officeooo:rsid="000601ee"/>
    </style:style>
    <style:style style:name="T7" style:family="text">
      <style:text-properties style:font-name="Liberation Serif" fo:language="en" fo:country="US" officeooo:rsid="00059092"/>
    </style:style>
    <style:style style:name="T8" style:family="text">
      <style:text-properties style:font-name="Liberation Serif" fo:language="en" fo:country="US" officeooo:rsid="00055976"/>
    </style:style>
    <style:style style:name="T9" style:family="text">
      <style:text-properties style:font-name="Liberation Serif" fo:language="en" fo:country="US" officeooo:rsid="000601ee"/>
    </style:style>
    <style:style style:name="T10" style:family="text">
      <style:text-properties style:use-window-font-color="true" loext:opacity="0%" style:font-name="Liberation Serif" fo:language="en" fo:country="US" officeooo:rsid="00059092"/>
    </style:style>
    <style:style style:name="T11" style:family="text">
      <style:text-properties style:use-window-font-color="true" loext:opacity="0%" style:font-name="Liberation Serif" fo:language="en" fo:country="US" officeooo:rsid="00055976"/>
    </style:style>
    <style:style style:name="T12" style:family="text">
      <style:text-properties style:use-window-font-color="true" loext:opacity="0%" style:font-name="Liberation Serif" fo:language="en" fo:country="US" officeooo:rsid="000601ee"/>
    </style:style>
    <style:style style:name="T13" style:family="text">
      <style:text-properties style:use-window-font-color="true" loext:opacity="0%" fo:language="en" fo:country="US" officeooo:rsid="00055976"/>
    </style:style>
    <style:style style:name="T14" style:family="text">
      <style:text-properties style:use-window-font-color="true" loext:opacity="0%" fo:language="en" fo:country="US" officeooo:rsid="000601ee"/>
    </style:style>
    <style:style style:name="T15" style:family="text">
      <style:text-properties officeooo:rsid="0007a998"/>
    </style:style>
    <style:style style:name="T16" style:family="text">
      <style:text-properties officeooo:rsid="000a45c5"/>
    </style:style>
    <style:style style:name="T17" style:family="text">
      <style:text-properties officeooo:rsid="000d2d2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<text:a xlink:type="simple" xlink:href="#__RefHeading___Toc1898_1604946479" text:style-name="Index_20_Link" text:visited-style-name="Index_20_Link">ID 1 (Switch)<text:tab/>2</text:a></text:p>
          <text:p text:style-name="P18"><text:a xlink:type="simple" xlink:href="#__RefHeading___Toc1900_1604946479" text:style-name="Index_20_Link" text:visited-style-name="Index_20_Link">ID 2 (Weather station on bme280)<text:tab/>2</text:a></text:p>
          <text:p text:style-name="P18"><text:a xlink:type="simple" xlink:href="#__RefHeading___Toc161_3032671417" text:style-name="Index_20_Link" text:visited-style-name="Index_20_Link">ID 3 (File)<text:tab/>2</text:a></text:p>
        </text:index-body>
      </text:table-of-content>
      <text:h text:style-name="P21" text:outline-level="1"/>
      <text:h text:style-name="P22" text:outline-level="1"><text:bookmark-start text:name="__RefHeading___Toc1898_1604946479"/>ID 1 <text:span text:style-name="T15">(Switch)</text:span><text:bookmark-end text:name="__RefHeading___Toc1898_1604946479"/></text:h>
      <text:p text:style-name="P1">RW = <text:span text:style-name="T6">1</text:span>/<text:span text:style-name="T6">1</text:span></text:p>
      <text:p text:style-name="P8"/>
      <text:p text:style-name="P12"><text:span text:style-name="T3">Data type </text:span><text:span text:style-name="T2">R0 = </text:span><text:span text:style-name="T1">UNSIGNED_INTEGER_8</text:span></text:p>
      <text:p text:style-name="P13"><text:span text:style-name="T3">Data type </text:span><text:span text:style-name="T2">W0 = </text:span><text:span text:style-name="T1">UNSIGNED_INTEGER_8</text:span></text:p>
      <text:p text:style-name="P7"/>
      <text:p text:style-name="P8">R0 = 0 – switch OFF</text:p>
      <text:p text:style-name="P8">R0 = 1 – switch ON</text:p>
      <text:p text:style-name="P7"/>
      <text:p text:style-name="P4">Description: switch.</text:p>
      <text:h text:style-name="P19" text:outline-level="1"><text:bookmark-start text:name="__RefHeading___Toc1900_1604946479"/>ID <text:span text:style-name="T6">2 </text:span><text:span text:style-name="T15">(</text:span><text:span text:style-name="T4">Weather station </text:span><text:span text:style-name="T5">on bme280)</text:span><text:bookmark-end text:name="__RefHeading___Toc1900_1604946479"/></text:h>
      <text:p text:style-name="P2">RW = <text:span text:style-name="T6">3</text:span>/<text:span text:style-name="T6">0</text:span></text:p>
      <text:p text:style-name="P8"/>
      <text:p text:style-name="P16"><text:span text:style-name="T7">Data type </text:span><text:span text:style-name="T8">R0 = </text:span><text:span text:style-name="T2">FLOAT_32 </text:span><text:span text:style-name="T4">(T</text:span><text:span text:style-name="T9">emperature C)</text:span></text:p>
      <text:p text:style-name="P16"><text:span text:style-name="T7">Data type </text:span><text:span text:style-name="T8">R</text:span><text:span text:style-name="T9">1</text:span><text:span text:style-name="T8"> = </text:span><text:span text:style-name="T2">FLOAT_32 </text:span><text:span text:style-name="T4">(H</text:span><text:span text:style-name="T9">umidity %)</text:span></text:p>
      <text:p text:style-name="P17"><text:span text:style-name="T10">Data type </text:span><text:span text:style-name="T11">R</text:span><text:span text:style-name="T12">2</text:span><text:span text:style-name="T11"> = </text:span><text:span text:style-name="T13">FLOAT_32 </text:span><text:span text:style-name="T14">(Pressure mm Hg)</text:span></text:p>
      <text:p text:style-name="P10"/>
      <text:p text:style-name="P5">Description: <text:span text:style-name="T6">Weather station on bme280.</text:span></text:p>
      <text:h text:style-name="P20" text:outline-level="1"><text:bookmark-start text:name="__RefHeading___Toc161_3032671417"/>ID <text:span text:style-name="T16">3</text:span> <text:span text:style-name="T15">(</text:span><text:span text:style-name="T16">File</text:span><text:span text:style-name="T15">)</text:span><text:bookmark-end text:name="__RefHeading___Toc161_3032671417"/></text:h>
      <text:p text:style-name="P3">RW = <text:span text:style-name="T6">1</text:span>/<text:span text:style-name="T6">1</text:span></text:p>
      <text:p text:style-name="P9"/>
      <text:p text:style-name="P14"><text:span text:style-name="T3">Data type </text:span><text:span text:style-name="T2">R0 = CHAR_PTR</text:span></text:p>
      <text:p text:style-name="P15"><text:span text:style-name="T3">Data type </text:span><text:span text:style-name="T2">W0 = CHAR_PTR</text:span></text:p>
      <text:p text:style-name="P11"/>
      <text:p text:style-name="P6">Description: <text:span text:style-name="T17">Fil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6.2.0$Linux_X86_64 LibreOffice_project/10$Build-2</meta:generator>
    <dc:date>2021-11-16T16:40:49.205330898</dc:date>
    <meta:editing-duration>PT20M14S</meta:editing-duration>
    <meta:editing-cycles>12</meta:editing-cycles>
    <meta:document-statistic meta:table-count="0" meta:image-count="0" meta:object-count="0" meta:page-count="2" meta:paragraph-count="22" meta:word-count="98" meta:character-count="493" meta:non-whitespace-character-count="415"/>
  </office:meta>
</office:document-meta>
</file>